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4.649cm" table:align="margins"/>
    </style:style>
    <style:style style:name="Table2.A" style:family="table-column">
      <style:table-column-properties style:column-width="2.441cm" style:rel-column-width="10922*"/>
    </style:style>
    <style:style style:name="Table2.F" style:family="table-column">
      <style:table-column-properties style:column-width="2.441cm" style:rel-column-width="10925*"/>
    </style:style>
    <style:style style:name="Table3" style:family="table">
      <style:table-properties style:width="14.649cm" table:align="margins"/>
    </style:style>
    <style:style style:name="Table3.A" style:family="table-column">
      <style:table-column-properties style:column-width="2.93cm" style:rel-column-width="13106*"/>
    </style:style>
    <style:style style:name="Table3.E" style:family="table-column">
      <style:table-column-properties style:column-width="2.932cm" style:rel-column-width="13111*"/>
    </style:style>
    <style:style style:name="Table5" style:family="table">
      <style:table-properties style:width="14.649cm" table:align="margins"/>
    </style:style>
    <style:style style:name="Table5.A" style:family="table-column">
      <style:table-column-properties style:column-width="2.441cm" style:rel-column-width="10922*"/>
    </style:style>
    <style:style style:name="Table5.F" style:family="table-column">
      <style:table-column-properties style:column-width="2.441cm" style:rel-column-width="10925*"/>
    </style:style>
    <style:style style:name="Table6" style:family="table">
      <style:table-properties style:width="14.649cm" table:align="margins"/>
    </style:style>
    <style:style style:name="Table6.A" style:family="table-column">
      <style:table-column-properties style:column-width="2.441cm" style:rel-column-width="10922*"/>
    </style:style>
    <style:style style:name="Table6.F" style:family="table-column">
      <style:table-column-properties style:column-width="2.441cm" style:rel-column-width="10925*"/>
    </style:style>
    <style:style style:name="Table7" style:family="table">
      <style:table-properties style:width="14.649cm" table:align="margins"/>
    </style:style>
    <style:style style:name="Table7.A" style:family="table-column">
      <style:table-column-properties style:column-width="2.441cm" style:rel-column-width="10922*"/>
    </style:style>
    <style:style style:name="Table7.F" style:family="table-column">
      <style:table-column-properties style:column-width="2.441cm" style:rel-column-width="10925*"/>
    </style:style>
    <style:style style:name="Table8" style:family="table">
      <style:table-properties style:width="14.649cm" table:align="margins"/>
    </style:style>
    <style:style style:name="Table8.A" style:family="table-column">
      <style:table-column-properties style:column-width="2.441cm" style:rel-column-width="10922*"/>
    </style:style>
    <style:style style:name="Table8.F" style:family="table-column">
      <style:table-column-properties style:column-width="2.441cm" style:rel-column-width="10925*"/>
    </style:style>
    <style:style style:name="Table9" style:family="table">
      <style:table-properties style:width="14.649cm" table:align="margins"/>
    </style:style>
    <style:style style:name="Table9.A" style:family="table-column">
      <style:table-column-properties style:column-width="2.441cm" style:rel-column-width="10922*"/>
    </style:style>
    <style:style style:name="Table9.F" style:family="table-column">
      <style:table-column-properties style:column-width="2.441cm" style:rel-column-width="10925*"/>
    </style:style>
    <style:style style:name="Table10" style:family="table">
      <style:table-properties style:width="14.649cm" table:align="margins"/>
    </style:style>
    <style:style style:name="Table10.A" style:family="table-column">
      <style:table-column-properties style:column-width="2.441cm" style:rel-column-width="10922*"/>
    </style:style>
    <style:style style:name="Table10.F" style:family="table-column">
      <style:table-column-properties style:column-width="2.441cm" style:rel-column-width="10925*"/>
    </style:style>
    <style:style style:name="Table11" style:family="table">
      <style:table-properties style:width="14.649cm" table:align="margins"/>
    </style:style>
    <style:style style:name="Table11.A" style:family="table-column">
      <style:table-column-properties style:column-width="2.441cm" style:rel-column-width="10922*"/>
    </style:style>
    <style:style style:name="Table11.F" style:family="table-column">
      <style:table-column-properties style:column-width="2.441cm" style:rel-column-width="10925*"/>
    </style:style>
    <style:style style:name="Table12" style:family="table">
      <style:table-properties style:width="14.649cm" table:align="margins"/>
    </style:style>
    <style:style style:name="Table12.A" style:family="table-column">
      <style:table-column-properties style:column-width="2.441cm" style:rel-column-width="10922*"/>
    </style:style>
    <style:style style:name="Table12.F" style:family="table-column">
      <style:table-column-properties style:column-width="2.441cm" style:rel-column-width="10925*"/>
    </style:style>
    <style:style style:name="Table1" style:family="table">
      <style:table-properties style:width="14.649cm" table:align="margins"/>
    </style:style>
    <style:style style:name="Table1.A" style:family="table-column">
      <style:table-column-properties style:column-width="2.441cm" style:rel-column-width="10922*"/>
    </style:style>
    <style:style style:name="Table1.F" style:family="table-column">
      <style:table-column-properties style:column-width="2.441cm" style:rel-column-width="10925*"/>
    </style:style>
    <style:style style:name="Table4" style:family="table">
      <style:table-properties style:width="14.649cm" table:align="margins"/>
    </style:style>
    <style:style style:name="Table4.A" style:family="table-column">
      <style:table-column-properties style:column-width="2.441cm" style:rel-column-width="10922*"/>
    </style:style>
    <style:style style:name="Table4.F" style:family="table-column">
      <style:table-column-properties style:column-width="2.441cm" style:rel-column-width="10925*"/>
    </style:style>
    <style:style style:name="P1" style:family="paragraph" style:parent-style-name="Heading_20_10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Database test_scheduler</text:h>
      <text:h text:style-name="P1" text:outline-level="10">1. Table structure for table category</text:h>
      <text:p text:style-name="Text_20_body"><text:tab/>Description: 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2. Table structure for table certificate</text:h>
      <text:p text:style-name="Text_20_body"><text:tab/>Description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taker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_taker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ssued</text:p>
          </table:table-cell>
          <table:table-cell office:value-type="string">
            <text:p text:style-name="Standard">tinyint(4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3. Table structure for table master</text:h>
      <text:p text:style-name="Text_20_body"><text:tab/>Description:</text:p>
      <table:table table:name="Table3" table:style-name="Table3">
        <table:table-column table:style-name="Table3.A" table:number-columns-repeated="4"/>
        <table:table-column table:style-name="Table3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de_typ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de_valu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4. Table structure for table question</text:h>
      <text:p text:style-name="Text_20_body"><text:tab/>Description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ext:soft-page-break/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question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ques_type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master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egory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category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eedback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5. Table structure for table question_options</text:h>
      <text:p text:style-name="Text_20_body"><text:tab/>Description: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ques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question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option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rrect</text:p>
          </table:table-cell>
          <table:table-cell office:value-type="string">
            <text:p text:style-name="Standard">tinyint(4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6. Table structure for table test</text:h>
      <text:p text:style-name="Text_20_body"><text:tab/>Description: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otal_que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<text:soft-page-break/>7. Table structure for table test_category</text:h>
      <text:p text:style-name="Text_20_body"><text:tab/>Description: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_category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o_of_que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8. Table structure for table test_link</text:h>
      <text:p text:style-name="Text_20_body"><text:tab/>Description:</text:p>
      <table:table table:name="Table8" table:style-name="Table8">
        <table:table-column table:style-name="Table8.A" table:number-columns-repeated="5"/>
        <table:table-column table:style-name="Table8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rt_time</text:p>
          </table:table-cell>
          <table:table-cell office:value-type="string">
            <text:p text:style-name="Standard">datetim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nd_time</text:p>
          </table:table-cell>
          <table:table-cell office:value-type="string">
            <text:p text:style-name="Standard">datetim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nk</text:p>
          </table:table-cell>
          <table:table-cell office:value-type="string">
            <text:p text:style-name="Standard">varchar(1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ndom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er_page_que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master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eedback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core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mail_results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llect_firstname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llect_lastname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llect_email_enroll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avail_opt1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avail_opt2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isplay_result_id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ertificate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o_of_attempts</text:p>
          </table:table-cell>
          <table:table-cell office:value-type="string">
            <text:p text:style-name="Standard">tinyint(3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certificate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certificate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me_limit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lect_answer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ss_marks</text:p>
          </table:table-cell>
          <table:table-cell office:value-type="string">
            <text:p text:style-name="Standard">int(3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9. Table structure for table test_taker</text:h>
      <text:p text:style-name="Text_20_body"><text:tab/>Description: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link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_link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mail_enroll_no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rt_time</text:p>
          </table:table-cell>
          <table:table-cell office:value-type="string">
            <text:p text:style-name="Standard">datetim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nd_time</text:p>
          </table:table-cell>
          <table:table-cell office:value-type="string">
            <text:p text:style-name="Standard">datetim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ques_attempte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core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10. Table structure for table test_taker_ques</text:h>
      <text:p text:style-name="Text_20_body"><text:tab/>Description:</text:p>
      <table:table table:name="Table10" table:style-name="Table10">
        <table:table-column table:style-name="Table10.A" table:number-columns-repeated="5"/>
        <table:table-column table:style-name="Table10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st_taker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test_taker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ques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question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nswer_given</text:p>
          </table:table-cell>
          <table:table-cell office:value-type="string">
            <text:p text:style-name="Standard">varchar(1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<text:soft-page-break/>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11. Table structure for table user_profile</text:h>
      <text:p text:style-name="Text_20_body"><text:tab/>Description:</text:p>
      <table:table table:name="Table11" table:style-name="Table11">
        <table:table-column table:style-name="Table11.A" table:number-columns-repeated="5"/>
        <table:table-column table:style-name="Table11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rst_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st_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_of_birth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mail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ype_of_org_id</text:p>
          </table:table-cell>
          <table:table-cell office:value-type="string">
            <text:p text:style-name="Standard">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master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gender_id</text:p>
          </table:table-cell>
          <table:table-cell office:value-type="string">
            <text:p text:style-name="Standard">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>master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dress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hon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12. Table structure for table validate_users</text:h>
      <text:p text:style-name="Text_20_body"><text:tab/>Description:</text:p>
      <table:table table:name="Table12" table:style-name="Table12">
        <table:table-column table:style-name="Table12.A" table:number-columns-repeated="5"/>
        <table:table-column table:style-name="Table12.F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Links to</text:p>
          </table:table-cell>
          <table:table-cell office:value-type="string">
            <text:p text:style-name="Standard">MIME type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ssword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_type</text:p>
          </table:table-cell>
          <table:table-cell office:value-type="string">
            <text:p text:style-name="Standard">enum('0', '1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rms_conditions</text:p>
          </table:table-cell>
          <table:table-cell office:value-type="string">
            <text:p text:style-name="Standard">enum('0', '1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tus</text:p>
          </table:table-cell>
          <table:table-cell office:value-type="string">
            <text:p text:style-name="Standard">enum('0', '1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ssion_id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o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000-00-00 00:00:00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re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<text:soft-page-break/>(id)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dated_by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idate_users (id)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hpMyAdmin 3.4.10.1deb1</meta:initial-creator>
    <meta:creation-date>2013-05-07T10:45:58</meta:creation-date>
    <dc:date>2013-05-07T10:54:15</dc:date>
    <meta:editing-duration>PT4M1S</meta:editing-duration>
    <meta:editing-cycles>2</meta:editing-cycles>
    <meta:document-statistic meta:table-count="12" meta:image-count="0" meta:object-count="0" meta:page-count="6" meta:paragraph-count="538" meta:word-count="674" meta:character-count="4578" meta:non-whitespace-character-count="4429"/>
  </office:meta>
</office:document-meta>
</file>